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dc014" officeooo:paragraph-rsid="001dc014" style:font-size-asian="12pt" style:font-size-complex="12pt"/>
    </style:style>
    <style:style style:name="P2" style:family="paragraph" style:parent-style-name="Standard">
      <style:text-properties fo:font-size="12pt" officeooo:rsid="00223611" officeooo:paragraph-rsid="00223611" style:font-size-asian="12pt" style:font-size-complex="12pt"/>
    </style:style>
    <style:style style:name="P3" style:family="paragraph" style:parent-style-name="Standard">
      <style:text-properties fo:font-size="12pt" officeooo:rsid="00223611" officeooo:paragraph-rsid="00238e03" style:font-size-asian="12pt" style:font-size-complex="12pt"/>
    </style:style>
    <style:style style:name="P4" style:family="paragraph" style:parent-style-name="Standard">
      <style:text-properties fo:font-size="12pt" officeooo:rsid="002385ad" officeooo:paragraph-rsid="002385ad" style:font-size-asian="12pt" style:font-size-complex="12pt"/>
    </style:style>
    <style:style style:name="P5" style:family="paragraph" style:parent-style-name="Standard">
      <style:text-properties fo:font-size="12pt" officeooo:rsid="00238e03" officeooo:paragraph-rsid="00238e03" style:font-size-asian="12pt" style:font-size-complex="12pt"/>
    </style:style>
    <style:style style:name="P6" style:family="paragraph" style:parent-style-name="Standard">
      <style:text-properties fo:font-size="12pt" style:text-underline-style="none" fo:font-weight="normal" officeooo:rsid="002385ad" officeooo:paragraph-rsid="002385a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238e03" officeooo:paragraph-rsid="00238e03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Abyssinica SIL" fo:font-size="12pt" officeooo:rsid="001dc014" officeooo:paragraph-rsid="001dc014" style:font-size-asian="12pt" style:font-size-complex="12pt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1dc014" officeooo:paragraph-rsid="001dc014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solid" style:text-underline-width="auto" style:text-underline-color="font-color" fo:font-weight="bold" officeooo:rsid="002385ad" officeooo:paragraph-rsid="002385a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49b33" officeooo:paragraph-rsid="00249b33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paragraph-rsid="00238e03"/>
    </style:style>
    <style:style style:name="P13" style:family="paragraph" style:parent-style-name="Standard">
      <style:text-properties officeooo:rsid="00238e03" officeooo:paragraph-rsid="00238e03"/>
    </style:style>
    <style:style style:name="P14" style:family="paragraph" style:parent-style-name="Heading_20_2">
      <style:text-properties fo:font-size="12pt" officeooo:rsid="00223611" officeooo:paragraph-rsid="00223611" style:font-size-asian="12pt" style:font-size-complex="12pt"/>
    </style:style>
    <style:style style:name="T1" style:family="text">
      <style:text-properties fo:font-size="12pt" style:text-underline-style="none" fo:font-weight="normal" officeooo:rsid="00238e03" style:font-size-asian="10.5pt" style:font-weight-asian="normal" style:font-size-complex="12pt" style:font-weight-complex="normal"/>
    </style:style>
    <style:style style:name="T2" style:family="text">
      <style:text-properties style:font-name="Liberation Serif" fo:font-size="15pt" style:font-size-asian="15pt" style:font-size-complex="15pt"/>
    </style:style>
    <style:style style:name="T3" style:family="text">
      <style:text-properties officeooo:rsid="00223611"/>
    </style:style>
    <style:style style:name="T4" style:family="text">
      <style:text-properties officeooo:rsid="00238e03"/>
    </style:style>
    <style:style style:name="T5" style:family="text">
      <style:text-properties fo:font-size="9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6"/></text:p>
      <text:p text:style-name="P11"><text:span text:style-name="T6">Requirements and Installation procedure:</text:span> </text:p>
      <text:p text:style-name="P9"/>
      <text:p text:style-name="P9"/>
      <text:p text:style-name="P9"/>
      <text:p text:style-name="P9">Requirements:</text:p>
      <text:p text:style-name="P1"/>
      <text:p text:style-name="P1">python-3<text:tab/><text:tab/>(v3.4 or greater)</text:p>
      <text:p text:style-name="P1"/>
      <text:p text:style-name="P1">pip3<text:tab/><text:tab/><text:tab/><text:span text:style-name="T3">(package installer)</text:span></text:p>
      <text:p text:style-name="P1"/>
      <text:p text:style-name="P1">virtualenv<text:tab/><text:tab/><text:span text:style-name="T3">(environment)</text:span></text:p>
      <text:p text:style-name="P1"/>
      <text:p text:style-name="P1">tenserflow<text:tab/><text:tab/><text:span text:style-name="T3">(backend)</text:span></text:p>
      <text:p text:style-name="P1"/>
      <text:p text:style-name="P5">numpy<text:tab/><text:tab/><text:tab/>(matrix calculations)</text:p>
      <text:p text:style-name="P5"/>
      <text:p text:style-name="P3">matplotlib<text:tab/><text:tab/>(to <text:span text:style-name="T4">plot</text:span> map)</text:p>
      <text:p text:style-name="P3"/>
      <text:p text:style-name="P2">keras<text:tab/><text:tab/><text:tab/>(neural network library)</text:p>
      <text:p text:style-name="P2"/>
      <text:p text:style-name="P2"/>
      <text:p text:style-name="P2"/>
      <text:p text:style-name="P10">Procedure for installation of requirements:</text:p>
      <text:p text:style-name="P4"/>
      <text:p text:style-name="P4">Step 1 : Update system - <text:tab/><text:tab/><text:span text:style-name="T4">$</text:span>sudo apt-get update</text:p>
      <text:p text:style-name="P4"/>
      <text:p text:style-name="P6">Step 2 : Install python3 - <text:tab/><text:tab/><text:span text:style-name="T4">$</text:span>sudo apt-get install python3</text:p>
      <text:p text:style-name="P6"/>
      <text:p text:style-name="P6">Step 3 : Install pip - <text:tab/><text:tab/><text:tab/><text:span text:style-name="T4">$</text:span>sudo apt-get install python3-pip </text:p>
      <text:p text:style-name="P6"/>
      <text:p text:style-name="P6">Step 4 : Install virtualenv <text:tab/><text:tab/><text:span text:style-name="T4">$</text:span>sudo pip install --user <text:s/>virtualenv</text:p>
      <text:p text:style-name="P6"/>
      <text:p text:style-name="P6">Step 5 : Install virtualenvwrapper <text:tab/><text:span text:style-name="T4">$</text:span>sudo pip install <text:s/>virtualenvwrapper</text:p>
      <text:p text:style-name="P6"/>
      <text:p text:style-name="P12"><text:span text:style-name="T1">Step 6 : Setup environment<text:tab/><text:tab/>$</text:span>mkvirtualenv keras_tf -p python3</text:p>
      <text:p text:style-name="P12"><text:tab/><text:tab/><text:tab/><text:tab/><text:tab/>$ workon keras_tf</text:p>
      <text:p text:style-name="P12"/>
      <text:p text:style-name="P12"><text:span text:style-name="T4">Step 7 : Installing Tenseflow<text:tab/><text:tab/></text:span>$ pip install --upgrade tensorflow</text:p>
      <text:p text:style-name="P12"/>
      <text:p text:style-name="P13">Step 8 : Installing numpy &amp; matplot <text:tab/>$ pip install --user numpy scipy matplotlib</text:p>
      <text:p text:style-name="P13"/>
      <text:p text:style-name="P12"><text:span text:style-name="T4">Step 9 : Installing Keras<text:tab/><text:tab/></text:span>$ pip install keras</text:p>
      <text:p text:style-name="P13"><text:span text:style-name="T5"/></text:p>
      <text:p text:style-name="P13"/>
      <text:p text:style-name="P12"/>
      <text:p text:style-name="P7"/>
      <text:p text:style-name="P6"/>
      <text:p text:style-name="P8"/>
      <text:h text:style-name="P14" text:outline-level="2"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3:31:46.347593838</meta:creation-date>
    <dc:date>2019-02-05T14:49:57.189290660</dc:date>
    <meta:editing-duration>PT4M59S</meta:editing-duration>
    <meta:editing-cycles>1</meta:editing-cycles>
    <meta:document-statistic meta:table-count="0" meta:image-count="0" meta:object-count="0" meta:page-count="1" meta:paragraph-count="20" meta:word-count="128" meta:character-count="859" meta:non-whitespace-character-count="721"/>
    <meta:generator>LibreOffice/6.0.3.2$Linux_X86_64 LibreOffice_project/00m0$Build-2</meta:generator>
  </office:meta>
</office:document-meta>
</file>